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list-style-name="L9">
      <style:text-properties officeooo:rsid="001402b2" officeooo:paragraph-rsid="001402b2"/>
    </style:style>
    <style:style style:name="P2" style:family="paragraph" style:parent-style-name="Standard" style:list-style-name="L9">
      <style:text-properties officeooo:paragraph-rsid="001402b2"/>
    </style:style>
    <style:style style:name="P3" style:family="paragraph" style:parent-style-name="Standard">
      <style:text-properties officeooo:paragraph-rsid="001402b2"/>
    </style:style>
    <style:style style:name="P4" style:family="paragraph" style:parent-style-name="Standard" style:list-style-name="L9">
      <style:text-properties officeooo:rsid="00156936" officeooo:paragraph-rsid="00156936"/>
    </style:style>
    <style:style style:name="P5" style:family="paragraph" style:parent-style-name="Standard" style:list-style-name="L9">
      <style:text-properties style:use-window-font-color="true" officeooo:rsid="00156936" officeooo:paragraph-rsid="00156936"/>
    </style:style>
    <style:style style:name="P6"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7"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T1" style:family="text">
      <style:text-properties officeooo:rsid="001402b2"/>
    </style:style>
    <style:style style:name="T2" style:family="text">
      <style:text-properties fo:color="#ff3333"/>
    </style:style>
    <style:style style:name="T3" style:family="text">
      <style:text-properties fo:color="#00cc00"/>
    </style:style>
    <style:style style:name="T4" style:family="text">
      <style:text-properties fo:color="#009900"/>
    </style:style>
    <style:style style:name="T5" style:family="text">
      <style:text-properties officeooo:rsid="00156936"/>
    </style:style>
    <style:style style:name="T6"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7" style:family="text">
      <style:text-properties fo:font-variant="normal" fo:text-transform="none" style:use-window-font-color="true" style:text-outline="false" style:text-line-through-style="none" style:text-line-through-type="none" style:text-position="33% 58%" style:font-name="Liberation Serif"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 style:family="text">
      <style:text-properties fo:font-variant="normal" fo:text-transform="none" fo:color="#000000" style:text-outline="false" style:text-line-through-style="none" style:text-line-through-type="none" style:text-position="0% 100%" style:font-name="Liberation Serif"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9" style:family="text">
      <style:text-properties fo:font-variant="normal" fo:text-transform="none" fo:color="#000000" style:text-outline="false" style:text-line-through-style="none" style:text-line-through-type="none" style:text-position="33% 58%" style:font-name="Liberation Serif"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9108768227943086556" text:style-name="L9">
        <text:list-item>
          <text:p text:style-name="P2"><text:span text:style-name="T1">Su proveedor de servicios de internet te asigna la dirección IP 192.168.16.0/24. Se requieren 10 subredes con 10 hosts cada una, ¿Qué máscara de subred debe utilizarse?</text:span></text:p>
          <text:p text:style-name="P2"/>
          <text:p text:style-name="P1">255.255.255.0 → 255.255.255.<text:span text:style-name="T4"><office:annotation office:name="__Annotation__846_2004863464"><dc:creator>Autor desconocido</dc:creator><dc:date>2018-05-24T18:41:51.376512834</dc:date><text:list text:style-name=""><text:list-item><text:p text:style-name="P6"><text:span text:style-name="T6">4 bits para red = 16 subredes</text:span></text:p></text:list-item><text:list-item><text:p text:style-name="P6"><text:span text:style-name="T6"/></text:p></text:list-item><text:list-item><text:p text:style-name="P6"><text:span text:style-name="T6">Subred 16: 11110000 = 240</text:span></text:p></text:list-item></text:list></office:annotation></text:span><text:span text:style-name="T4">0000</text:span><office:annotation-end office:name="__Annotation__846_2004863464"/><text:span text:style-name="T2"><office:annotation office:name="__Annotation__845_2004863464"><dc:creator>Autor desconocido</dc:creator><dc:date>2018-05-24T18:41:03.968573724</dc:date><text:list text:continue-numbering="true" text:style-name=""><text:list-item><text:p text:style-name="P6"><text:span text:style-name="T6">2</text:span><text:span text:style-name="T7">4</text:span><text:span text:style-name="T6"> = 16-2 hosts</text:span></text:p></text:list-item></text:list></office:annotation></text:span><text:span text:style-name="T2">0000</text:span><office:annotation-end office:name="__Annotation__845_2004863464"/></text:p>
          <text:p text:style-name="P2"/>
          <text:p text:style-name="P1">La máscara a utilizar sería 255.255.255.240</text:p>
        </text:list-item>
      </text:list>
      <text:p text:style-name="P3"/>
      <text:list xml:id="list193039068016942" text:continue-list="list9108768227943086556" text:style-name="L9">
        <text:list-item>
          <text:p text:style-name="P1">La dirección IP de tu red es 1<text:span text:style-name="T5">7</text:span>2.30.0.0/16. Inicialmente tiene 25 subredes con un mínimo de 1000 hosts por subred. Se proyecta un crecimiento en los próximos años de un total de 55 subredes. ¿Qué máscara de subred se deberá utilizar?</text:p>
          <text:p text:style-name="P1"/>
          <text:p text:style-name="P4">255.255.0.0 → 255.255.<text:span text:style-name="T4"><office:annotation office:name="__Annotation__851_2004863464"><dc:creator>Autor desconocido</dc:creator><dc:date>2018-05-24T18:53:16.580733778</dc:date><text:list text:style-name=""><text:list-item><text:p text:style-name="P6"><text:span text:style-name="T6">7 bits para red = 128 subredes</text:span></text:p></text:list-item><text:list-item><text:p text:style-name="P6"><text:span text:style-name="T6"/></text:p></text:list-item><text:list-item><text:p text:style-name="P6"><text:span text:style-name="T6">Subred 128:11111110.00000000 = 254</text:span></text:p></text:list-item></text:list></office:annotation></text:span><text:span text:style-name="T4">0000000</text:span><text:span text:style-name="T2"><office:annotation office:name="__Annotation__853_2004863464"><dc:creator>Autor desconocido</dc:creator><dc:date>2018-05-24T19:02:45.224211885</dc:date><text:list text:continue-numbering="true" text:style-name=""><text:list-item><text:p text:style-name="P7"><text:span text:style-name="T8">2</text:span><text:span text:style-name="T9">9</text:span><text:span text:style-name="T8"> = 512-2 hosts</text:span></text:p></text:list-item></text:list></office:annotation></text:span><office:annotation-end office:name="__Annotation__851_2004863464"/><text:span text:style-name="T2">0.00000000</text:span><office:annotation-end office:name="__Annotation__853_2004863464"/></text:p>
          <text:p text:style-name="P5"/>
          <text:p text:style-name="P5">La máscara sería 255.255.254.0</text:p>
          <text:p text:style-name="P5"/>
        </text:list-item>
        <text:list-item>
          <text:p text:style-name="P5"/>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4T18:34:50.744526771</meta:creation-date>
    <dc:date>2018-05-24T19:30:37.055426187</dc:date>
    <meta:editing-duration>PT24M45S</meta:editing-duration>
    <meta:editing-cycles>1</meta:editing-cycles>
    <meta:document-statistic meta:table-count="0" meta:image-count="0" meta:object-count="0" meta:page-count="1" meta:paragraph-count="7" meta:word-count="87" meta:character-count="555" meta:non-whitespace-character-count="477"/>
    <meta:generator>LibreOffice/4.3.3.2$Linux_X86_64 LibreOffice_project/430m0$Build-2</meta:generator>
  </office:meta>
</office:document-meta>
</file>